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Normal_20__28_Web_29_">
      <style:paragraph-properties fo:margin-top="0in" fo:margin-bottom="0in" style:contextual-spacing="false" fo:text-align="justify" style:justify-single-word="false"/>
    </style:style>
    <style:style style:name="P4" style:family="paragraph" style:parent-style-name="Standard">
      <style:text-properties style:language-asian="ko" style:country-asian="KR"/>
    </style:style>
    <style:style style:name="P5" style:family="paragraph" style:parent-style-name="Standard">
      <style:text-properties style:language-asian="ko" style:country-asian="KR"/>
    </style:style>
    <style:style style:name="P6" style:family="paragraph" style:parent-style-name="Standard">
      <style:text-properties fo:font-size="12pt" style:font-size-asian="12pt"/>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2pt" style:font-size-asian="12pt" style:font-size-complex="12pt" style:font-weight-complex="bold"/>
    </style:style>
    <style:style style:name="P9" style:family="paragraph" style:parent-style-name="Standard">
      <style:paragraph-properties fo:text-align="justify" style:justify-single-word="false"/>
      <style:text-properties fo:font-size="12pt" style:font-size-asian="12pt" style:font-size-complex="12pt" style:font-weight-complex="bold"/>
    </style:style>
    <style:style style:name="P10" style:family="paragraph" style:parent-style-name="Standard">
      <style:paragraph-properties fo:text-align="justify" style:justify-single-word="false"/>
      <style:text-properties fo:font-size="12pt" style:font-size-asian="12pt" style:font-size-complex="12pt"/>
    </style:style>
    <style:style style:name="P11"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2" style:family="paragraph" style:parent-style-name="Standard">
      <style:text-properties fo:font-style="italic" style:font-style-asian="italic"/>
    </style:style>
    <style:style style:name="P13" style:family="paragraph" style:parent-style-name="Standard">
      <style:paragraph-properties fo:text-align="justify" style:justify-single-word="false"/>
    </style:style>
    <style:style style:name="P14" style:family="paragraph" style:parent-style-name="Standard">
      <style:text-properties officeooo:rsid="00190316" officeooo:paragraph-rsid="00190316" fo:background-color="#77bc65"/>
    </style:style>
    <style:style style:name="P15" style:family="paragraph" style:parent-style-name="Standard">
      <style:paragraph-properties fo:margin-left="0in" fo:margin-right="0in" fo:text-indent="0.5in" style:auto-text-indent="false"/>
      <style:text-properties fo:font-size="12pt" style:font-size-asian="12pt"/>
    </style:style>
    <style:style style:name="P16" style:family="paragraph" style:parent-style-name="Standard">
      <style:paragraph-properties fo:margin-left="1in" fo:margin-right="0in" fo:text-indent="0.5in" style:auto-text-indent="false"/>
      <style:text-properties fo:font-size="12pt" style:font-size-asian="12pt"/>
    </style:style>
    <style:style style:name="T1" style:family="text">
      <style:text-properties style:language-asian="ko" style:country-asian="KR"/>
    </style:style>
    <style:style style:name="T2" style:family="text">
      <style:text-properties style:language-asian="ko" style:country-asian="KR"/>
    </style:style>
    <style:style style:name="T3" style:family="text">
      <style:text-properties fo:font-size="12pt" style:font-size-asian="12pt"/>
    </style:style>
    <style:style style:name="T4" style:family="text">
      <style:text-properties fo:font-size="12pt" style:font-size-asian="12pt" style:font-size-complex="12pt"/>
    </style:style>
    <style:style style:name="T5" style:family="text">
      <style:text-properties fo:font-size="12pt" style:font-size-asian="12pt" style:font-size-complex="12pt" fo:background-color="#ffff00"/>
    </style:style>
    <style:style style:name="T6" style:family="text">
      <style:text-properties fo:font-size="12pt" style:font-size-asian="12pt" style:font-size-complex="12pt" style:font-weight-complex="bold"/>
    </style:style>
    <style:style style:name="T7" style:family="text">
      <style:text-properties fo:font-size="12pt" fo:font-style="italic" style:font-size-asian="12pt" style:font-style-asian="italic" style:font-size-complex="12pt" fo:background-color="#ffff00"/>
    </style:style>
    <style:style style:name="T8" style:family="text">
      <style:text-properties fo:font-size="12pt" fo:font-weight="bold" style:font-size-asian="12pt" style:font-weight-asian="bold" style:font-size-complex="12pt" style:font-weight-complex="bold"/>
    </style:style>
    <style:style style:name="T9" style:family="text">
      <style:text-properties fo:language="en" fo:country="US"/>
    </style:style>
    <style:style style:name="T10" style:family="text">
      <style:text-properties fo:font-style="italic" fo:font-weight="bold" style:font-style-asian="italic" style:font-weight-asian="bold"/>
    </style:style>
    <style:style style:name="T11" style:family="text">
      <style:text-properties fo:font-style="italic" style:font-style-asian="italic"/>
    </style:style>
    <style:style style:name="T12" style:family="text">
      <style:text-properties fo:font-style="italic" style:font-style-asian="italic" fo:background-color="#ffff00"/>
    </style:style>
    <style:style style:name="T13" style:family="text">
      <style:text-properties fo:background-color="#ffff00"/>
    </style:style>
    <style:style style:name="T14" style:family="text">
      <style:text-properties fo:color="#000000" loext:opacity="100%" fo:font-size="12pt" style:font-size-asian="12pt" style:font-size-complex="12pt" fo:background-color="#ffff00"/>
    </style:style>
    <style:style style:name="T15" style:family="text">
      <style:text-properties style:font-name="Courier New" fo:font-size="12pt" style:font-size-asian="12pt" style:font-name-complex="Courier New" style:font-size-complex="12pt" fo:background-color="#ff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prE 3810: Computer Organization and Assembly-Level Programming</text:h>
      <text:p text:style-name="P4"/>
      <text:h text:style-name="P1" text:outline-level="1">Project Part 1<text:span text:style-name="T1"> </text:span>Report</text:h>
      <text:p text:style-name="P4"/>
      <text:p text:style-name="Standard"><text:span text:style-name="T3">Team Members:<text:tab/>______________________________________________</text:span></text:p>
      <text:p text:style-name="P6"><text:tab/></text:p>
      <text:p text:style-name="P15"><text:tab/><text:tab/>______________________________________________</text:p>
      <text:p text:style-name="P15"/>
      <text:p text:style-name="P16">______________________________________________</text:p>
      <text:p text:style-name="P16"/>
      <text:p text:style-name="P15"/>
      <text:h text:style-name="Heading_20_2" text:outline-level="2"><text:span text:style-name="T9">Project Teams Group #:</text:span>_________________________</text:h>
      <text:p text:style-name="Standard"/>
      <text:p text:style-name="Standard"/>
      <text:p text:style-name="Standard"><text:span text:style-name="T10">Refer to the highlighted language in the project 1 instruction for the context of the following questions</text:span><text:span text:style-name="T11">. </text:span></text:p>
      <text:p text:style-name="P12"/>
      <text:p text:style-name="P13"><text:span text:style-name="T4">[Part 2 (d)] </text:span><text:span text:style-name="T5">Include your final RISC-V processor schematic in your lab report.</text:span><text:span text:style-name="T4"> </text:span></text:p>
      <text:p text:style-name="P7"/>
      <text:p text:style-name="Standard"><text:span text:style-name="T4">[Part 3.1.a.] </text:span><text:span text:style-name="T5">Create a spreadsheet detailing the list of </text:span><text:span text:style-name="T7">M</text:span><text:span text:style-name="T5"> instructions to be supported in your project alongside their binary opcodes and funct fields, if applicable. Create a separate column for each binary bit. Inside this spreadsheet, create a new column for the </text:span><text:span text:style-name="T7">N</text:span><text:span text:style-name="T5"> control signals needed by your datapath implementation. The end result should be an </text:span><text:span text:style-name="T7">N</text:span><text:span text:style-name="T5">*</text:span><text:span text:style-name="T7">M</text:span><text:span text:style-name="T5"> table where each row corresponds to the output of the control logic module for a given instruction.</text:span></text:p>
      <text:p text:style-name="P7"/>
      <text:p text:style-name="Standard"><text:span text:style-name="T4">[Part 3.1.(b)] </text:span><text:span text:style-name="T5">Implement the control logic module using whatever method and coding style you prefer. Create a testbench to test this module individually and show that your output matches the expected control signals from problem 1(a).</text:span></text:p>
      <text:p text:style-name="P7"/>
      <text:p text:style-name="Standard"><text:span text:style-name="T4">[Part 3.2. (a)] </text:span><text:span text:style-name="T5">What are the control flow possibilities that your instruction fetch logic must support? Describe these possibilities as a function of the different control flow-related instructions you are required to implement.</text:span></text:p>
      <text:p text:style-name="P7"/>
      <text:p text:style-name="Standard"><text:span text:style-name="T4">[Part 3.2. (b)] </text:span><text:span text:style-name="T5">Draw a schematic for the instruction fetch logic and any other datapath modifications needed for </text:span><text:span text:style-name="T14">control flow instructions</text:span><text:span text:style-name="T5">. What additional control signals are needed?</text:span></text:p>
      <text:p text:style-name="P7"/>
      <text:p text:style-name="P13"><text:span text:style-name="T4">[Part 3.2.(c)] </text:span><text:span text:style-name="T5">Implement your new instruction fetch logic using VHDL. Use QuestaSim to test your design thoroughly to make sure it is working as expected. Describe how the execution of the control flow possibilities corresponds to the QuestaSim waveforms in your writeup.</text:span></text:p>
      <text:p text:style-name="P8"/>
      <text:p text:style-name="P7"/>
      <text:p text:style-name="Standard"><text:span text:style-name="T4">[Part 3.3.1.(a)] </text:span><text:span text:style-name="T5">Describe the difference between logical (</text:span><text:span text:style-name="T15">srl</text:span><text:span text:style-name="T5">) and arithmetic (</text:span><text:span text:style-name="T15">sra</text:span><text:span text:style-name="T5">) shifts. Why does RISC-V not have a </text:span><text:span text:style-name="T15">sla</text:span><text:span text:style-name="T5"> instruction?</text:span></text:p>
      <text:p text:style-name="P14"><text:soft-page-break/><text:span text:style-name="T4">The difference between these two is that srl fills the leftmost bits with zero when shifting, while sra fills the leftmost bits with the sign bit, thus keeping the original sign of the value. There is no sla because the leftmost bits are lost anyways, and the rightmost bits are filled with zeros anyways as well.</text:span></text:p>
      <text:p text:style-name="P7"/>
      <text:p text:style-name="Standard"><text:span text:style-name="T4">[Part 3.3.1.(b)] </text:span><text:span text:style-name="T5">In your writeup, briefly describe how your VHDL code implements both the arithmetic and logical shifting operations.</text:span></text:p>
      <text:p text:style-name="P7"/>
      <text:p text:style-name="Standard"><text:span text:style-name="T4">[Part 3.3.1.(c)] </text:span><text:span text:style-name="T5">In your writeup, explain how the right barrel shifter above can be enhanced to also support left shifting operations.</text:span></text:p>
      <text:p text:style-name="P7"/>
      <text:p text:style-name="P13"><text:span text:style-name="T4">[Part 3.3.1.(d)] </text:span><text:span text:style-name="T5">Describe how the execution of the different shifting operations corresponds to the QuestaSim waveforms in your writeup.</text:span></text:p>
      <text:p text:style-name="P8"/>
      <text:p text:style-name="P13"><text:span text:style-name="T4">[Part 3.3.2.(a)] </text:span><text:span text:style-name="T5">In your writeup, briefly describe your design approach, including any resources you used to choose or implement the design. Include at least one design decision you had to make.</text:span></text:p>
      <text:p text:style-name="P8"/>
      <text:p text:style-name="P13"><text:span text:style-name="T4">[Part 3.3.2.(b)] </text:span><text:span text:style-name="T5">Describe how the execution of the different operations corresponds to the QuestaSim waveforms in your writeup.</text:span></text:p>
      <text:p text:style-name="P10"/>
      <text:p text:style-name="P13"><text:span text:style-name="T4">[Part 3.3.3] </text:span><text:span text:style-name="T5">Draw a simplified, high-level schematic for the 32-bit ALU. Consider the following questions: How is Zero calculated? How is </text:span><text:span text:style-name="T15">slt</text:span><text:span text:style-name="T5"> implemented?</text:span></text:p>
      <text:p text:style-name="P10"/>
      <text:p text:style-name="P3">[Part 3.3.5] <text:span text:style-name="T13">Describe how the execution of the different operations corresponds to the QuestaSim waveforms in your writeup.</text:span></text:p>
      <text:p text:style-name="P9"/>
      <text:p text:style-name="P13"><text:span text:style-name="T6">[Part </text:span><text:span text:style-name="T4">3.3.8</text:span><text:span text:style-name="T6">] </text:span><text:span text:style-name="T5">justify why your test plan is comprehensive. Include waveforms that demonstrate your test programs functioning.</text:span></text:p>
      <text:p text:style-name="P9"/>
      <text:p text:style-name="P13"><text:span text:style-name="T6">[Part 4] </text:span><text:span text:style-name="T5">In your writeup, show the QuestaSim output for each of the following tests, and provide a discussion of result correctness. It may be helpful to also annotate the waveforms directly.</text:span></text:p>
      <text:p text:style-name="P11"/>
      <text:p text:style-name="P13"><text:span text:style-name="T4">[Part 4.a] </text:span><text:span text:style-name="T5">Create a test application that makes use of every required arithmetic/logical instruction at least once. The application need not perform any particularly useful task, but it should demonstrate the full functionality of the processor (e.g., sequences of many instructions executed sequentially, 1 per cycle while data written into registers can be effectively retrieved and used by later instructions). Name this file Proj1_base_test.s.</text:span></text:p>
      <text:p text:style-name="P8"/>
      <text:p text:style-name="Standard"><text:span text:style-name="T4">[Part 4.b] </text:span><text:span text:style-name="T5">Create and test an application which uses each of the required control-flow instructions and has a call depth of at least 5 (i.e., the number of activation records on the stack is at least 4). <text:s/>Name this file Proj1_cf_test.s.</text:span></text:p>
      <text:p text:style-name="P7"/>
      <text:p text:style-name="P3">[Part 4.c] <text:span text:style-name="T13">Create and test an application that sorts an array with </text:span><text:span text:style-name="T12">N</text:span><text:span text:style-name="T13"> elements using the MergeSort algorithm (</text:span><text:a xlink:type="simple" xlink:href="https://en.wikipedia.org/wiki/Merge_sort" text:style-name="Internet_20_link" text:visited-style-name="Visited_20_Internet_20_Link"><text:span text:style-name="Internet_20_link"><text:span text:style-name="T13">link</text:span></text:span></text:a><text:span text:style-name="T13">). Name this file Proj1_mergesort.s.</text:span></text:p>
      <text:p text:style-name="P7"><text:soft-page-break/></text:p>
      <text:p text:style-name="Standard"><text:span text:style-name="T4">[Part 5] </text:span><text:span text:style-name="T5">Report the maximum frequency your processor can run at and determine what your critical path is. Draw this critical path on top of your top-level schematic from part 1. What components would you focus on to improve the frequenc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fo:language="none" fo:country="none"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paragraph-properties fo:margin-top="0.0693in" fo:margin-bottom="0.0693in" style:contextual-spacing="false"/>
      <style:text-properties fo:font-size="12pt" style:font-name-asian="Times New Roman" style:font-family-asian="'Times New Roman'" style:font-family-generic-asian="roman" style:font-pitch-asian="variable" style:font-size-asian="12pt"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weight="bold" style:font-weight-asian="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Heading_20_2_20_Char" style:display-name="Heading 2 Char" style:family="text">
      <style:text-properties fo:font-size="12pt" style:font-size-asian="12pt"/>
    </style:style>
    <style:style style:name="Header_20_Char" style:display-name="Header Char" style:family="text"/>
    <style:style style:name="Footer_20_Char" style:display-name="Footer Char" style:family="text"/>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96607d"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number text:level="2" text:style-name="WW8Num2z1" style:num-suffix="." style:num-format="1" text:start-value="0">
        <style:list-level-properties text:list-level-position-and-space-mode="label-alignment">
          <style:list-level-label-alignment text:label-followed-by="listtab"/>
        </style:list-level-properties>
      </text:list-level-style-number>
      <text:list-level-style-number text:level="3" text:style-name="WW8Num2z2" style:num-suffix="." style:num-format="1" text:start-value="0">
        <style:list-level-properties text:list-level-position-and-space-mode="label-alignment">
          <style:list-level-label-alignment text:label-followed-by="listtab"/>
        </style:list-level-properties>
      </text:list-level-style-number>
      <text:list-level-style-number text:level="4" text:style-name="WW8Num2z3" style:num-suffix="." style:num-format="1" text:start-value="0">
        <style:list-level-properties text:list-level-position-and-space-mode="label-alignment">
          <style:list-level-label-alignment text:label-followed-by="listtab"/>
        </style:list-level-properties>
      </text:list-level-style-number>
      <text:list-level-style-number text:level="5" text:style-name="WW8Num2z4" style:num-suffix="." style:num-format="1" text:start-value="0">
        <style:list-level-properties text:list-level-position-and-space-mode="label-alignment">
          <style:list-level-label-alignment text:label-followed-by="listtab"/>
        </style:list-level-properties>
      </text:list-level-style-number>
      <text:list-level-style-number text:level="6" text:style-name="WW8Num2z5" style:num-suffix="." style:num-format="1" text:start-value="0">
        <style:list-level-properties text:list-level-position-and-space-mode="label-alignment">
          <style:list-level-label-alignment text:label-followed-by="listtab"/>
        </style:list-level-properties>
      </text:list-level-style-number>
      <text:list-level-style-number text:level="7" text:style-name="WW8Num2z6" style:num-suffix="." style:num-format="1" text:start-value="0">
        <style:list-level-properties text:list-level-position-and-space-mode="label-alignment">
          <style:list-level-label-alignment text:label-followed-by="listtab"/>
        </style:list-level-properties>
      </text:list-level-style-number>
      <text:list-level-style-number text:level="8" text:style-name="WW8Num2z7" style:num-suffix="." style:num-format="1" text:start-value="0">
        <style:list-level-properties text:list-level-position-and-space-mode="label-alignment">
          <style:list-level-label-alignment text:label-followed-by="listtab"/>
        </style:list-level-properties>
      </text:list-level-style-number>
      <text:list-level-style-number text:level="9" text:style-name="WW8Num2z8" style:num-suffix="."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text:start-value="2">
        <style:list-level-properties text:list-level-position-and-space-mode="label-alignment">
          <style:list-level-label-alignment text:label-followed-by="listtab" fo:text-indent="-0.25in" fo:margin-left="1in"/>
        </style:list-level-properties>
      </text:list-level-style-number>
      <text:list-level-style-number text:level="2" text:style-name="WW8Num6z1" style:num-suffix="." style:num-format="a" style:num-letter-sync="true" text:display-levels="2">
        <style:list-level-properties text:list-level-position-and-space-mode="label-alignment">
          <style:list-level-label-alignment text:label-followed-by="listtab" fo:text-indent="-0.25in" fo:margin-left="1.5in"/>
        </style:list-level-properties>
      </text:list-level-style-number>
      <text:list-level-style-number text:level="3" text:style-name="WW8Num6z2"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6z3" style:num-suffix="." style:num-format="1" text:display-levels="2">
        <style:list-level-properties text:list-level-position-and-space-mode="label-alignment">
          <style:list-level-label-alignment text:label-followed-by="listtab" fo:text-indent="-0.25in" fo:margin-left="2.5in"/>
        </style:list-level-properties>
      </text:list-level-style-number>
      <text:list-level-style-number text:level="5" text:style-name="WW8Num6z4" style:num-suffix="." style:num-format="a" style:num-letter-sync="true" text:display-levels="2">
        <style:list-level-properties text:list-level-position-and-space-mode="label-alignment">
          <style:list-level-label-alignment text:label-followed-by="listtab" fo:text-indent="-0.25in" fo:margin-left="3in"/>
        </style:list-level-properties>
      </text:list-level-style-number>
      <text:list-level-style-number text:level="6" text:style-name="WW8Num6z5" style:num-suffix="." style:num-format="i" text:display-levels="2">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6z6" style:num-suffix="." style:num-format="1" text:display-levels="2">
        <style:list-level-properties text:list-level-position-and-space-mode="label-alignment">
          <style:list-level-label-alignment text:label-followed-by="listtab" fo:text-indent="-0.25in" fo:margin-left="4in"/>
        </style:list-level-properties>
      </text:list-level-style-number>
      <text:list-level-style-number text:level="8" text:style-name="WW8Num6z7" style:num-suffix="." style:num-format="a" style:num-letter-sync="true" text:display-levels="2">
        <style:list-level-properties text:list-level-position-and-space-mode="label-alignment">
          <style:list-level-label-alignment text:label-followed-by="listtab" fo:text-indent="-0.25in" fo:margin-left="4.5in"/>
        </style:list-level-properties>
      </text:list-level-style-number>
      <text:list-level-style-number text:level="9" text:style-name="WW8Num6z8" style:num-suffix="." style:num-format="i" text:display-levels="2">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i" text:display-levels="2">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7z3"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7z4"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7z5" style:num-suffix="." style:num-format="i" text:display-levels="2">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7z6" style:num-suffix="." style:num-format="1" text:display-levels="2">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7z7" style:num-suffix="." style:num-format="a" style:num-letter-sync="true" text:display-levels="2">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7z8" style:num-suffix="." style:num-format="i" text:display-levels="2">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text:start-value="0">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8Num8z2"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8z3" style:num-suffix="."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text:style-name="WW8Num8z4" style:num-suffix="."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text:style-name="WW8Num8z5" style:num-suffix="."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8z6" style:num-suffix="."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text:style-name="WW8Num8z7" style:num-suffix="."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text:style-name="WW8Num8z8" style:num-suffix="."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01-09-04T07:05:00</meta:creation-date>
    <dc:date>2025-10-14T21:15:27.342424749</dc:date>
    <meta:print-date>2000-01-05T10:22:00</meta:print-date>
    <meta:editing-cycles>86</meta:editing-cycles>
    <meta:editing-duration>PT5H32M59S</meta:editing-duration>
    <meta:document-statistic meta:table-count="0" meta:image-count="0" meta:object-count="0" meta:page-count="3" meta:paragraph-count="29" meta:word-count="706" meta:character-count="4678" meta:non-whitespace-character-count="3994"/>
    <meta:generator>LibreOffice/7.1.8.1$Linux_X86_64 LibreOffice_project/10$Build-1</meta:generator>
    <meta:user-defined meta:name="ACTIVE">ACTIVE</meta:user-defined>
    <meta:user-defined meta:name="VTCASE">VTCASE</meta:user-defined>
    <meta:user-defined meta:name="VTCommandPending">VTCommandPending</meta:user-defined>
  </office:meta>
</office:document-meta>
</file>